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ru" fo:country="RU" officeooo:rsid="00040924" officeooo:paragraph-rsid="00040924"/>
    </style:style>
    <style:style style:name="P2" style:family="paragraph" style:parent-style-name="Standard" style:list-style-name="L1">
      <style:text-properties fo:language="ru" fo:country="RU" officeooo:rsid="0004b9d4" officeooo:paragraph-rsid="0004b9d4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21020476143401728" text:style-name="L1">
        <text:list-item>
          <text:p text:style-name="P1">Подключить платы к аккумулятору через разрыв в разъем обмена</text:p>
          <text:p text:style-name="P1">Подключить клавиатуру</text:p>
        </text:list-item>
        <text:list-item>
          <text:p text:style-name="P1">При подключении питания плата сразу же включится, поэтому сразу зажимаем кнопку Память.</text:p>
        </text:list-item>
        <text:list-item>
          <text:p text:style-name="P1">Вводим инициализацию 957</text:p>
          <text:p text:style-name="P2">Для этого нажимаем 3 раза на кнопку Память. Появляются <text:span text:style-name="T1">“</text:span>---<text:span text:style-name="T1">”. </text:span>Нажимаем 2 раза на кнопку Пуск. Первый «-» начнет мигать. Кнопками вверх/вниз вводим 9. Нажимаем Пуск и мигает второй символ. Вводим 5. Так же вводим 7. Кнопки переключают цифры циклически, поэтому 9 можно ввести нажатием кнопки вниз 1 раз.</text:p>
          <text:p text:style-name="P1">Выключаем плату</text:p>
        </text:list-item>
        <text:list-item>
          <text:p text:style-name="P1">Включаем плату одновременно зажимая кнопку подсветки. Проверяем работу всех сегментов.</text:p>
        </text:list-item>
        <text:list-item>
          <text:p text:style-name="P1">Проверяем потребление. Около 11мА</text:p>
        </text:list-item>
        <text:list-item>
          <text:p text:style-name="P1">Включаем полную подсветку и проверяем отсутствие грязи и мусора.</text:p>
        </text:list-item>
        <text:list-item>
          <text:p text:style-name="P2">Проверяем работу всех кнопок</text:p>
        </text:list-item>
        <text:list-item>
          <text:p text:style-name="P1">Выключаем плату и вместо батареи подключаем через переходник к компьютеру. Проверяем наличие обмена с <text:span text:style-name="T1">Background Calibration.</text:span></text:p>
        </text:list-item>
        <text:list-item>
          <text:p text:style-name="P1">Выключаем плату и отсоединяем. Проверяем отсутствие царапин на ЖКИ и ставим отметку о проверк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8S</meta:editing-duration>
    <meta:editing-cycles>4</meta:editing-cycles>
    <meta:generator>LibreOffice/5.2.3.3$Windows_x86 LibreOffice_project/d54a8868f08a7b39642414cf2c8ef2f228f780cf</meta:generator>
    <dc:date>2019-10-03T10:24:05.883000000</dc:date>
    <meta:document-statistic meta:table-count="0" meta:image-count="0" meta:object-count="0" meta:page-count="1" meta:paragraph-count="12" meta:word-count="144" meta:character-count="958" meta:non-whitespace-character-count="836"/>
    <meta:user-defined meta:name="Info 1"/>
    <meta:user-defined meta:name="Info 2"/>
    <meta:user-defined meta:name="Info 3"/>
    <meta:user-defined meta:name="Info 4"/>
  </office:meta>
</office:document-meta>
</file>